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d2d" officeooo:paragraph-rsid="00033d2d"/>
    </style:style>
    <style:style style:name="P2" style:family="paragraph" style:parent-style-name="Standard">
      <style:text-properties officeooo:rsid="00052ae1" officeooo:paragraph-rsid="00052ae1"/>
    </style:style>
    <style:style style:name="P3" style:family="paragraph" style:parent-style-name="Standard">
      <style:text-properties fo:font-weight="bold" officeooo:rsid="00052ae1" officeooo:paragraph-rsid="00052ae1" style:font-weight-asian="bold" style:font-weight-complex="bold"/>
    </style:style>
    <style:style style:name="P4" style:family="paragraph" style:parent-style-name="Standard">
      <style:text-properties fo:font-style="italic" officeooo:rsid="00033d2d" officeooo:paragraph-rsid="00033d2d" style:font-style-asian="italic" style:font-style-complex="italic"/>
    </style:style>
    <style:style style:name="P5" style:family="paragraph" style:parent-style-name="Standard">
      <style:text-properties fo:font-style="italic" officeooo:rsid="00059ee1" officeooo:paragraph-rsid="00059ee1" style:font-style-asian="italic" style:font-style-complex="italic"/>
    </style:style>
    <style:style style:name="P6" style:family="paragraph" style:parent-style-name="Standard">
      <style:text-properties fo:font-style="italic" officeooo:rsid="00070d7c" officeooo:paragraph-rsid="00070d7c" style:font-style-asian="italic" style:font-style-complex="italic"/>
    </style:style>
    <style:style style:name="P7" style:family="paragraph" style:parent-style-name="Standard">
      <style:text-properties officeooo:rsid="00059ee1" officeooo:paragraph-rsid="00059ee1"/>
    </style:style>
    <style:style style:name="P8" style:family="paragraph" style:parent-style-name="Standard">
      <style:text-properties fo:font-style="normal" officeooo:rsid="00059ee1" officeooo:paragraph-rsid="00059ee1" style:font-style-asian="normal" style:font-style-complex="normal"/>
    </style:style>
    <style:style style:name="P9" style:family="paragraph" style:parent-style-name="Standard">
      <style:text-properties fo:font-style="normal" officeooo:rsid="00070d7c" officeooo:paragraph-rsid="00070d7c" style:font-style-asian="normal" style:font-style-complex="normal"/>
    </style:style>
    <style:style style:name="T1" style:family="text">
      <style:text-properties officeooo:rsid="00070d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 preguntas</text:p>
      <text:p text:style-name="P1">1: Las redes de tipo WAN tienen una extension de:</text:p>
      <text:p text:style-name="P4">a) +10km</text:p>
      <text:p text:style-name="P1">b)-1km</text:p>
      <text:p text:style-name="P1">c)5km</text:p>
      <text:p text:style-name="P1">d)10m</text:p>
      <text:p text:style-name="P1"/>
      <text:p text:style-name="P1">2: El número 4527 con base 10 , en binario sería:</text:p>
      <text:p text:style-name="P1">a)100000011100</text:p>
      <text:p text:style-name="P4">b)1000110101111</text:p>
      <text:p text:style-name="P1">c)111110000010110</text:p>
      <text:p text:style-name="P1">d)10111001</text:p>
      <text:p text:style-name="P1"/>
      <text:p text:style-name="P1">3: El modelo OSI se divide en cuantas capas:</text:p>
      <text:p text:style-name="P1">a)4</text:p>
      <text:p text:style-name="P1">b)10</text:p>
      <text:p text:style-name="P4">c)7</text:p>
      <text:p text:style-name="P1">d)9</text:p>
      <text:p text:style-name="P1"/>
      <text:p text:style-name="P1">4: Explica la diferencia entre la topología estrella y malla completa.</text:p>
      <text:p text:style-name="P1"/>
      <text:p text:style-name="P3">Otras posibles preguntas</text:p>
      <text:p text:style-name="P2"/>
      <text:p text:style-name="P7">1: UDP es mejor en comparacion a TCP en</text:p>
      <text:p text:style-name="P7">-conexion</text:p>
      <text:p text:style-name="P7">-Confiabilidad</text:p>
      <text:p text:style-name="P7">-Control de congestion</text:p>
      <text:p text:style-name="P5">-Velocidad</text:p>
      <text:p text:style-name="P5"/>
      <text:p text:style-name="P8">2: La pasarela (proxy) <text:s/>se encarga de:</text:p>
      <text:p text:style-name="P8"/>
      <text:p text:style-name="P8">3: Una red frame relay es:</text:p>
      <text:p text:style-name="P8">-PAN</text:p>
      <text:p text:style-name="P8">-LAN</text:p>
      <text:p text:style-name="P8">-MAN</text:p>
      <text:p text:style-name="P5">-WAN</text:p>
      <text:p text:style-name="P8"/>
      <text:p text:style-name="P8">4: El protocolo UDP es propio de la capa de:</text:p>
      <text:p text:style-name="P8">-Enlace</text:p>
      <text:p text:style-name="P8">-Red</text:p>
      <text:p text:style-name="P5">-Transporte</text:p>
      <text:p text:style-name="P8">-Aplicacion</text:p>
      <text:p text:style-name="P8"/>
      <text:p text:style-name="P8">5:Realiza una tabla de las topologias de red:</text:p>
      <text:p text:style-name="P8"/>
      <text:p text:style-name="P8">6: <text:span text:style-name="T1">Para que se utiliza el protocolo ARP</text:span></text:p>
      <text:p text:style-name="P5">-<text:span text:style-name="T1">Vincular direcciones MAC con IP</text:span></text:p>
      <text:p text:style-name="P8">-<text:span text:style-name="T1">Se encarga de resolver direcciones IP a nombre</text:span></text:p>
      <text:p text:style-name="P8">-<text:span text:style-name="T1">Descubrir equipos windows en la red</text:span></text:p>
      <text:p text:style-name="P8"/>
      <text:p text:style-name="P9"/>
      <text:p text:style-name="P9"/>
      <text:p text:style-name="P9"><text:soft-page-break/>7: Que tipo de extension tendria la wifi de casa:</text:p>
      <text:p text:style-name="P6">-LAN</text:p>
      <text:p text:style-name="P9">-MAN</text:p>
      <text:p text:style-name="P9">-WAN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09:34:01.615337866</meta:creation-date>
    <dc:date>2022-10-11T10:11:28.711278045</dc:date>
    <meta:editing-duration>PT16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153" meta:character-count="853" meta:non-whitespace-character-count="742"/>
  </office:meta>
</office:document-meta>
</file>